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09a" officeooo:paragraph-rsid="0007e09a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text-properties officeooo:paragraph-rsid="0007e09a"/>
    </style:style>
    <style:style style:name="T1" style:family="text">
      <style:text-properties officeooo:rsid="0007e09a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fo:font-style="italic" style:font-size-asian="10pt" style:font-style-asian="italic"/>
    </style:style>
    <style:style style:name="T5" style:family="text">
      <style:text-properties fo:color="#0000c0" loext:opacity="100%" style:font-name="Monospace" fo:font-size="10pt" style:font-size-asian="10pt"/>
    </style:style>
    <style:style style:name="T6" style:family="text">
      <style:text-properties fo:color="#6a3e3e" loext:opacity="100%" style:font-name="Monospace" fo:font-size="10pt" style:font-size-asian="10pt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font-size="14pt" officeooo:rsid="0007e09a" style:font-size-asian="14pt" style:font-size-complex="14pt"/>
    </style:style>
    <style:style style:name="T9" style:family="text">
      <style:text-properties fo:font-size="14pt" fo:font-weight="bold" officeooo:rsid="0007e09a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07e09a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Login Page object</text:span><text:span text:style-name="T1"><text:line-break/><text:line-break/><text:line-break/></text:span><text:span text:style-name="T2">package</text:span><text:span text:style-name="T3"> pageobjects;</text:span></text:p>
      <text:p text:style-name="P3"/>
      <text:p text:style-name="P2"><text:span text:style-name="T2">import</text:span><text:span text:style-name="T3"> org.openqa.selenium.By;</text:span></text:p>
      <text:p text:style-name="P2"><text:span text:style-name="T2">import</text:span><text:span text:style-name="T3"> org.openqa.selenium.WebDriver;</text:span></text:p>
      <text:p text:style-name="P2"><text:span text:style-name="T2">import</text:span><text:span text:style-name="T3"> org.openqa.selenium.support.ui.Select;</text:span></text:p>
      <text:p text:style-name="P3"/>
      <text:p text:style-name="P2"><text:span text:style-name="T2">public</text:span><text:span text:style-name="T3"> </text:span><text:span text:style-name="T2">class</text:span><text:span text:style-name="T3"> login_page_object {</text:span></text:p>
      <text:p text:style-name="P2"><text:span text:style-name="T3"><text:tab/> </text:span><text:span text:style-name="T2">public</text:span><text:span text:style-name="T3"> WebDriver </text:span><text:span text:style-name="T5">driver</text:span><text:span text:style-name="T3">;</text:span></text:p>
      <text:p text:style-name="P3"/>
      <text:p text:style-name="P2"><text:span text:style-name="T3"><text:tab/> <text:s text:c="3"/></text:span><text:span text:style-name="T2">public</text:span><text:span text:style-name="T3"> login_page_object(WebDriver </text:span><text:span text:style-name="T6">driver</text:span><text:span text:style-name="T3">)</text:span></text:p>
      <text:p text:style-name="P2"><text:span text:style-name="T3"><text:tab/> <text:s text:c="3"/>{</text:span></text:p>
      <text:p text:style-name="P2"><text:span text:style-name="T3"><text:tab/> <text:s text:c="7"/></text:span><text:span text:style-name="T2">this</text:span><text:span text:style-name="T3">.</text:span><text:span text:style-name="T5">driver</text:span><text:span text:style-name="T3"> = </text:span><text:span text:style-name="T6">driver</text:span><text:span text:style-name="T3">;</text:span></text:p>
      <text:p text:style-name="P2"><text:span text:style-name="T3"><text:tab/> <text:s text:c="3"/>}</text:span></text:p>
      <text:p text:style-name="P2"><text:span text:style-name="T3"><text:tab/> <text:s text:c="3"/>By </text:span><text:span text:style-name="T5">gsuite</text:span><text:span text:style-name="T3"> = By.</text:span><text:span text:style-name="T4">xpath</text:span><text:span text:style-name="T3">(</text:span><text:span text:style-name="T7">"//a[@href='/sso/login/']"</text:span><text:span text:style-name="T3">);</text:span></text:p>
      <text:p text:style-name="P2"><text:span text:style-name="T3"><text:tab/> <text:s text:c="3"/>By </text:span><text:span text:style-name="T5">email</text:span><text:span text:style-name="T3"> = By.</text:span><text:span text:style-name="T4">xpath</text:span><text:span text:style-name="T3">(</text:span><text:span text:style-name="T7">"//input[@type='email']"</text:span><text:span text:style-name="T3">);</text:span></text:p>
      <text:p text:style-name="P2"><text:span text:style-name="T3"><text:tab/> <text:s text:c="3"/>By </text:span><text:span text:style-name="T5">nextBtn</text:span><text:span text:style-name="T3"> = By.</text:span><text:span text:style-name="T4">xpath</text:span><text:span text:style-name="T3">(</text:span><text:span text:style-name="T7">"(//button[@type='button']) [3]"</text:span><text:span text:style-name="T3">);</text:span></text:p>
      <text:p text:style-name="P2"><text:span text:style-name="T3"><text:tab/> <text:s text:c="3"/>By </text:span><text:span text:style-name="T5">password</text:span><text:span text:style-name="T3"> = By.</text:span><text:span text:style-name="T4">xpath</text:span><text:span text:style-name="T3">(</text:span><text:span text:style-name="T7">"//input[@type='password']"</text:span><text:span text:style-name="T3">);</text:span></text:p>
      <text:p text:style-name="P2"><text:span text:style-name="T3"><text:tab/> <text:s text:c="3"/>By </text:span><text:span text:style-name="T5">nxtBtn</text:span><text:span text:style-name="T3"> = By.</text:span><text:span text:style-name="T4">xpath</text:span><text:span text:style-name="T3">(</text:span><text:span text:style-name="T7">"//span[text()='Next']"</text:span><text:span text:style-name="T3">);</text:span></text:p>
      <text:p text:style-name="P2"><text:span text:style-name="T3"><text:tab/> <text:s text:c="3"/>By </text:span><text:span text:style-name="T5">project</text:span><text:span text:style-name="T3"> = By.</text:span><text:span text:style-name="T4">xpath</text:span><text:span text:style-name="T3">(</text:span><text:span text:style-name="T7">"(//a[@class='nav-link']) [2]"</text:span><text:span text:style-name="T3">);</text:span></text:p>
      <text:p text:style-name="P2"><text:span text:style-name="T3"><text:tab/> <text:s text:c="3"/>By </text:span><text:span text:style-name="T5">search</text:span><text:span text:style-name="T3"> = By.</text:span><text:span text:style-name="T4">xpath</text:span><text:span text:style-name="T3">(</text:span><text:span text:style-name="T7">"//input[@type='search']"</text:span><text:span text:style-name="T3">);</text:span></text:p>
      <text:p text:style-name="P2"><text:span text:style-name="T3"><text:tab/> <text:s text:c="3"/>By </text:span><text:span text:style-name="T5">clickonurl</text:span><text:span text:style-name="T3"> = By.</text:span><text:span text:style-name="T4">xpath</text:span><text:span text:style-name="T3">(</text:span><text:span text:style-name="T7">"//a[text()='Click here to login']"</text:span><text:span text:style-name="T3">);</text:span></text:p>
      <text:p text:style-name="P2"><text:span text:style-name="T3"><text:tab/> <text:s text:c="3"/>By </text:span><text:span text:style-name="T5">clickonok</text:span><text:span text:style-name="T3"> = By.</text:span><text:span text:style-name="T4">xpath</text:span><text:span text:style-name="T3">(</text:span><text:span text:style-name="T7">"//input[@type='submit']"</text:span><text:span text:style-name="T3">);</text:span></text:p>
      <text:p text:style-name="P2"><text:span text:style-name="T3"><text:tab/> <text:s text:c="3"/>By </text:span><text:span text:style-name="T5">Clickoncognobot</text:span><text:span text:style-name="T3"> = By.</text:span><text:span text:style-name="T4">xpath</text:span><text:span text:style-name="T3">(</text:span><text:span text:style-name="T7">"//div[@class='card-image']"</text:span><text:span text:style-name="T3">);</text:span></text:p>
      <text:p text:style-name="P2"><text:span text:style-name="T3"><text:tab/> <text:s text:c="3"/>By </text:span><text:span text:style-name="T5">Clickonproject</text:span><text:span text:style-name="T3"> = By.</text:span><text:span text:style-name="T4">xpath</text:span><text:span text:style-name="T3">(</text:span><text:span text:style-name="T7">"//div[@class='card-image']"</text:span><text:span text:style-name="T3">);</text:span></text:p>
      <text:p text:style-name="P2"><text:span text:style-name="T3"><text:tab/> <text:s text:c="3"/></text:span></text:p>
      <text:p text:style-name="P3"/>
      <text:p text:style-name="P2"><text:span text:style-name="T3"><text:tab/> <text:s text:c="3"/></text:span><text:span text:style-name="T2">public</text:span><text:span text:style-name="T3"> </text:span><text:span text:style-name="T2">void</text:span><text:span text:style-name="T3"> getLoginDetails(String </text:span><text:span text:style-name="T6">emailId</text:span><text:span text:style-name="T3">, String </text:span><text:span text:style-name="T6">passWord</text:span><text:span text:style-name="T3">) </text:span><text:span text:style-name="T2">throws</text:span><text:span text:style-name="T3"> InterruptedException {</text:span></text:p>
      <text:p text:style-name="P2"><text:span text:style-name="T3"><text:tab/> <text:s text:c="7"/></text:span><text:span text:style-name="T5">driver</text:span><text:span text:style-name="T3">.findElement(</text:span><text:span text:style-name="T5">gsuite</text:span><text:span text:style-name="T3">).click();</text:span></text:p>
      <text:p text:style-name="P2"><text:span text:style-name="T3"><text:tab/> <text:s text:c="7"/></text:span><text:span text:style-name="T5">driver</text:span><text:span text:style-name="T3">.findElement(</text:span><text:span text:style-name="T5">email</text:span><text:span text:style-name="T3">).sendKeys(</text:span><text:span text:style-name="T6">emailId</text:span><text:span text:style-name="T3">);</text:span></text:p>
      <text:p text:style-name="P2"><text:span text:style-name="T3"><text:tab/> <text:s text:c="7"/></text:span><text:span text:style-name="T5">driver</text:span><text:span text:style-name="T3">.findElement(</text:span><text:span text:style-name="T5">nextBtn</text:span><text:span text:style-name="T3">).click();</text:span></text:p>
      <text:p text:style-name="P2"><text:span text:style-name="T3"><text:tab/> <text:s text:c="7"/>Thread.</text:span><text:span text:style-name="T4">sleep</text:span><text:span text:style-name="T3">(3000);</text:span></text:p>
      <text:p text:style-name="P2"><text:span text:style-name="T3"><text:tab/> <text:s text:c="7"/></text:span><text:span text:style-name="T5">driver</text:span><text:span text:style-name="T3">.findElement(</text:span><text:span text:style-name="T5">password</text:span><text:span text:style-name="T3">).sendKeys(</text:span><text:span text:style-name="T6">passWord</text:span><text:span text:style-name="T3">);</text:span></text:p>
      <text:p text:style-name="P2"><text:span text:style-name="T3"><text:tab/> <text:s text:c="7"/></text:span><text:span text:style-name="T5">driver</text:span><text:span text:style-name="T3">.findElement(</text:span><text:span text:style-name="T5">nxtBtn</text:span><text:span text:style-name="T3">).click();</text:span></text:p>
      <text:p text:style-name="P2"><text:span text:style-name="T3"><text:tab/> <text:s text:c="7"/>Thread.</text:span><text:span text:style-name="T4">sleep</text:span><text:span text:style-name="T3">(5000);</text:span></text:p>
      <text:p text:style-name="P3"/>
      <text:p text:style-name="P2"><text:span text:style-name="T3"><text:tab/> <text:s text:c="3"/>}</text:span></text:p>
      <text:p text:style-name="P2"><text:span text:style-name="T3"><text:tab/> <text:s text:c="3"/></text:span><text:span text:style-name="T2">public</text:span><text:span text:style-name="T3"> </text:span><text:span text:style-name="T2">void</text:span><text:span text:style-name="T3"> getProject() </text:span><text:span text:style-name="T2">throws</text:span><text:span text:style-name="T3"> InterruptedException</text:span></text:p>
      <text:p text:style-name="P2"><text:span text:style-name="T3"><text:tab/> <text:s text:c="3"/>{</text:span></text:p>
      <text:p text:style-name="P2"><text:span text:style-name="T3"><text:tab/> <text:s text:c="7"/></text:span><text:span text:style-name="T5">driver</text:span><text:span text:style-name="T3">.findElement(</text:span><text:span text:style-name="T5">project</text:span><text:span text:style-name="T3">).click();</text:span></text:p>
      <text:p text:style-name="P2"><text:span text:style-name="T3"><text:tab/> <text:s text:c="7"/>Thread.</text:span><text:span text:style-name="T4">sleep</text:span><text:span text:style-name="T3">(5000);</text:span></text:p>
      <text:p text:style-name="P2"><text:span text:style-name="T3"><text:tab/> <text:s text:c="7"/></text:span><text:span text:style-name="T5">driver</text:span><text:span text:style-name="T3">.findElement(</text:span><text:span text:style-name="T5">search</text:span><text:span text:style-name="T3">).sendKeys(</text:span><text:span text:style-name="T7">"Dunzo"</text:span><text:span text:style-name="T3">);</text:span></text:p>
      <text:p text:style-name="P2"><text:span text:style-name="T3"><text:tab/> <text:s text:c="7"/></text:span><text:span text:style-name="T5">driver</text:span><text:span text:style-name="T3">.findElement(</text:span><text:span text:style-name="T5">clickonurl</text:span><text:span text:style-name="T3">).click();</text:span></text:p>
      <text:p text:style-name="P2"><text:span text:style-name="T3"><text:tab/> <text:s text:c="7"/>Thread.</text:span><text:span text:style-name="T4">sleep</text:span><text:span text:style-name="T3">(2000);</text:span></text:p>
      <text:p text:style-name="P2"><text:span text:style-name="T3"><text:tab/> <text:s text:c="7"/></text:span><text:span text:style-name="T5">driver</text:span><text:span text:style-name="T3">.getWindowHandles().forEach(</text:span><text:span text:style-name="T6">tab</text:span><text:span text:style-name="T3">-&gt;</text:span><text:span text:style-name="T5">driver</text:span><text:span text:style-name="T3">.switchTo().window(</text:span><text:span text:style-name="T6">tab</text:span><text:span text:style-name="T3">)); </text:span></text:p>
      <text:p text:style-name="P2"><text:span text:style-name="T3"><text:tab/> <text:s text:c="7"/>Select </text:span><text:span text:style-name="T6">sl</text:span><text:span text:style-name="T3"> = </text:span><text:span text:style-name="T2">new</text:span><text:span text:style-name="T3"> Select(</text:span><text:span text:style-name="T5">driver</text:span><text:span text:style-name="T3">.findElement(By.</text:span><text:span text:style-name="T4">xpath</text:span><text:span text:style-name="T3">(</text:span><text:span text:style-name="T7">"//select[@id='selected-account']"</text:span><text:span text:style-name="T3">)));</text:span></text:p>
      <text:p text:style-name="P2"><text:span text:style-name="T3"><text:tab/> <text:s text:c="7"/></text:span><text:span text:style-name="T6">sl</text:span><text:span text:style-name="T3">.selectByValue(</text:span><text:span text:style-name="T7">"admin@allincall.in"</text:span><text:span text:style-name="T3">);</text:span></text:p>
      <text:p text:style-name="P2"><text:span text:style-name="T3"><text:tab/> <text:s text:c="7"/></text:span><text:span text:style-name="T5">driver</text:span><text:span text:style-name="T3">.findElement(</text:span><text:span text:style-name="T5">clickonok</text:span><text:span text:style-name="T3">).click();</text:span></text:p>
      <text:p text:style-name="P2"><text:span text:style-name="T3"><text:tab/> <text:s text:c="7"/></text:span><text:span text:style-name="T5">driver</text:span><text:span text:style-name="T3">.findElement(</text:span><text:span text:style-name="T5">Clickoncognobot</text:span><text:span text:style-name="T3">).click();</text:span></text:p>
      <text:p text:style-name="P2"><text:span text:style-name="T3"><text:tab/> <text:s text:c="7"/>Thread.</text:span><text:span text:style-name="T4">sleep</text:span><text:span text:style-name="T3">(2000);</text:span></text:p>
      <text:p text:style-name="P2"><text:span text:style-name="T3"><text:tab/> <text:s text:c="7"/></text:span><text:span text:style-name="T5">driver</text:span><text:span text:style-name="T3">.findElement(</text:span><text:span text:style-name="T5">Clickoncognobot</text:span><text:span text:style-name="T3">).click();</text:span></text:p>
      <text:p text:style-name="P2"><text:span text:style-name="T3"><text:tab/> <text:s text:c="7"/></text:span></text:p>
      <text:p text:style-name="P2"><text:soft-page-break/><text:span text:style-name="T3"><text:tab/> <text:s text:c="3"/>}</text:span></text:p>
      <text:p text:style-name="P2"><text:span text:style-name="T3">}</text:span></text:p>
      <text:p text:style-name="P1"><text:line-break/><text:line-break/><text:line-break/>package utility;</text:p>
      <text:p text:style-name="P1"/>
      <text:p text:style-name="P1">import java.io.FileInputStream;</text:p>
      <text:p text:style-name="P1">import java.io.IOException;</text:p>
      <text:p text:style-name="P1">import java.util.Properties;</text:p>
      <text:p text:style-name="P1">import java.util.concurrent.TimeUnit;</text:p>
      <text:p text:style-name="P1"/>
      <text:p text:style-name="P1">import org.openqa.selenium.WebDriver;</text:p>
      <text:p text:style-name="P1">import org.openqa.selenium.chrome.ChromeDriver;</text:p>
      <text:p text:style-name="P1">import org.openqa.selenium.chrome.ChromeOptions;</text:p>
      <text:p text:style-name="P1"/>
      <text:p text:style-name="P1">public class Base {</text:p>
      <text:p text:style-name="P1"><text:tab/></text:p>
      <text:p text:style-name="P1"><text:tab/> <text:s/>public WebDriver driver;</text:p>
      <text:p text:style-name="P1"><text:tab/> <text:s text:c="3"/>public Properties prop;</text:p>
      <text:p text:style-name="P1"/>
      <text:p text:style-name="P1"/>
      <text:p text:style-name="P1"><text:tab/>@SuppressWarnings("deprecation")</text:p>
      <text:p text:style-name="P1"><text:tab/>public WebDriver initilizeDriver() throws IOException {</text:p>
      <text:p text:style-name="P1"><text:s text:c="8"/>FileInputStream fis = new FileInputStream("/home/govind/eclipse-workspace/Hello/src/utility/campaign.properties");</text:p>
      <text:p text:style-name="P1"><text:s text:c="8"/>prop = new Properties();</text:p>
      <text:p text:style-name="P1"><text:s text:c="8"/>prop.load(fis);</text:p>
      <text:p text:style-name="P1"/>
      <text:p text:style-name="P1"><text:s text:c="8"/>String driverName = prop.getProperty("driverNames");</text:p>
      <text:p text:style-name="P1"><text:s text:c="8"/>if(driverName.equals("chrome"))</text:p>
      <text:p text:style-name="P1"><text:s text:c="8"/>{</text:p>
      <text:p text:style-name="P1"><text:s text:c="8"/><text:tab/>System.setProperty("webdriver.chrome.driver","/home/govind/Desktop/chromedriver");</text:p>
      <text:p text:style-name="P1"><text:s text:c="8"/><text:tab/>ChromeOptions chromeOptions = new ChromeOptions();</text:p>
      <text:p text:style-name="P1"><text:s text:c="8"/><text:tab/> chromeOptions.addArguments("--remote-allow-origins=*");</text:p>
      <text:p text:style-name="P1"><text:s text:c="8"/><text:tab/> driver = new ChromeDriver(chromeOptions);</text:p>
      <text:p text:style-name="P1"><text:s text:c="12"/>driver.manage().timeouts().implicitlyWait(10, TimeUnit.SECONDS);</text:p>
      <text:p text:style-name="P1"><text:s text:c="12"/>driver.manage().window().maximize();</text:p>
      <text:p text:style-name="P1"><text:s text:c="8"/>}</text:p>
      <text:p text:style-name="P1"><text:s text:c="8"/>return <text:s/>driver;</text:p>
      <text:p text:style-name="P1"><text:s text:c="4"/>}</text:p>
      <text:p text:style-name="P1">}<text:line-break/><text:line-break/><text:line-break/><text:line-break/>package test;</text:p>
      <text:p text:style-name="P1"/>
      <text:p text:style-name="P1">import java.io.IOException;</text:p>
      <text:p text:style-name="P1"/>
      <text:p text:style-name="P1"><text:soft-page-break/>import org.openqa.selenium.By;</text:p>
      <text:p text:style-name="P1">import org.openqa.selenium.Keys;</text:p>
      <text:p text:style-name="P1">import org.openqa.selenium.WebDriver;</text:p>
      <text:p text:style-name="P1">import org.testng.annotations.Test;</text:p>
      <text:p text:style-name="P1"/>
      <text:p text:style-name="P1">import pageobjects.login_page_object;</text:p>
      <text:p text:style-name="P1">import utility.Base;</text:p>
      <text:p text:style-name="P1">public class Tc_001 extends Base{</text:p>
      <text:p text:style-name="P1"/>
      <text:p text:style-name="P1"><text:tab/> public WebDriver driver;</text:p>
      <text:p text:style-name="P1"><text:tab/> <text:s text:c="3"/>@Test</text:p>
      <text:p text:style-name="P1"><text:tab/> <text:s text:c="3"/>public void demo() throws IOException, InterruptedException {</text:p>
      <text:p text:style-name="P1"><text:tab/> <text:s text:c="7"/>driver = initilizeDriver();</text:p>
      <text:p text:style-name="P1"><text:tab/> <text:s text:c="7"/>driver.get("https://mahindra-insurance-bot.allincall.in/chat/index/?id=3");</text:p>
      <text:p text:style-name="P1"><text:tab/> <text:s text:c="7"/>Thread.sleep(5000);</text:p>
      <text:p text:style-name="P1"><text:tab/> <text:s text:c="7"/>driver.findElement(By.xpath("//input[@id='user_input']")).sendKeys("Hi");</text:p>
      <text:p text:style-name="P1"><text:tab/> <text:s text:c="7"/>driver.findElement(By.xpath("//input[@id='user_input']")).sendKeys(Keys.ENTER);</text:p>
      <text:p text:style-name="P1"><text:tab/> <text:s text:c="7"/>Thread.sleep(5000);</text:p>
      <text:p text:style-name="P1"><text:tab/> <text:s text:c="7"/>String text = driver.findElement(By.xpath("//div[@id='easychat-bot-message-1']")).getText();</text:p>
      <text:p text:style-name="P1"><text:tab/> <text:s text:c="7"/>System.out.println(text);</text:p>
      <text:p text:style-name="P1"><text:tab/> <text:s text:c="3"/>}</text:p>
      <text:p text:style-name="P1"><text:tab/>}<text:line-break/><text:line-break/><text:line-break/><text:line-break/><text:line-break/>package test;</text:p>
      <text:p text:style-name="P1"/>
      <text:p text:style-name="P1">import java.io.IOException;</text:p>
      <text:p text:style-name="P1">import java.util.concurrent.TimeUnit;</text:p>
      <text:p text:style-name="P1"/>
      <text:p text:style-name="P1">import org.openqa.selenium.By;</text:p>
      <text:p text:style-name="P1">import org.openqa.selenium.WebDriver;</text:p>
      <text:p text:style-name="P1">import org.openqa.selenium.support.ui.ExpectedConditions;</text:p>
      <text:p text:style-name="P1">import org.openqa.selenium.support.ui.WebDriverWait;</text:p>
      <text:p text:style-name="P1"/>
      <text:p text:style-name="P1">import org.testng.annotations.Test;</text:p>
      <text:p text:style-name="P1"/>
      <text:p text:style-name="P1">import utility.Base;</text:p>
      <text:p text:style-name="P1">public class Tc_002 extends Base {</text:p>
      <text:p text:style-name="P1"/>
      <text:p text:style-name="P1"><text:tab/>public WebDriver driver;</text:p>
      <text:p text:style-name="P1"><text:s text:c="4"/>@Test</text:p>
      <text:p text:style-name="P1"><text:s text:c="4"/>public void demo() throws IOException, InterruptedException {</text:p>
      <text:p text:style-name="P1"><text:s text:c="8"/>driver = initilizeDriver();</text:p>
      <text:p text:style-name="P1"><text:s text:c="8"/>driver.get(prop.getProperty("urlutimf"));</text:p>
      <text:p text:style-name="P1">// <text:s text:c="7"/>By selectbot = By.xpath("//img[@id='allincall-popup']");</text:p>
      <text:p text:style-name="P1">// <text:s text:c="7"/>driver.findElement(selectbot).click();</text:p>
      <text:p text:style-name="P1"><text:soft-page-break/>// <text:s text:c="6"/>Thread.sleep(5000);</text:p>
      <text:p text:style-name="P1"><text:s text:c="7"/></text:p>
      <text:p text:style-name="P1"><text:s text:c="7"/>//driver.findElement(By.xpath("//input[@id='user_input']")).sendKeys("Hi");</text:p>
      <text:p text:style-name="P1"><text:s text:c="7"/></text:p>
      <text:p text:style-name="P1"><text:s text:c="7"/>//By userinput = By.xpath("//input[@type='text']");</text:p>
      <text:p text:style-name="P1"><text:s text:c="7"/>//driver.findElement(userinput).click();</text:p>
      <text:p text:style-name="P1"><text:s text:c="4"/>}</text:p>
      <text:p text:style-name="P1">}<text:line-break/><text:line-break/><text:line-break/><text:line-break/><text:line-break/>package test;</text:p>
      <text:p text:style-name="P1"/>
      <text:p text:style-name="P1">import java.io.File;</text:p>
      <text:p text:style-name="P1">import java.io.FileInputStream;</text:p>
      <text:p text:style-name="P1">import java.io.FileOutputStream;</text:p>
      <text:p text:style-name="P1">import java.io.IOException;</text:p>
      <text:p text:style-name="P1">import java.util.concurrent.TimeUnit;</text:p>
      <text:p text:style-name="P1"/>
      <text:p text:style-name="P1">import org.apache.poi.hssf.usermodel.HSSFWorkbook;</text:p>
      <text:p text:style-name="P1">import org.openqa.selenium.By;</text:p>
      <text:p text:style-name="P1">import org.openqa.selenium.Keys;</text:p>
      <text:p text:style-name="P1">import org.openqa.selenium.WebDriver;</text:p>
      <text:p text:style-name="P1">import org.openqa.selenium.support.ui.WebDriverWait;</text:p>
      <text:p text:style-name="P1">import org.testng.annotations.BeforeTest;</text:p>
      <text:p text:style-name="P1">import org.testng.annotations.Test;</text:p>
      <text:p text:style-name="P1"/>
      <text:p text:style-name="P1">import utility.Base;</text:p>
      <text:p text:style-name="P1"/>
      <text:p text:style-name="P1">public class TC_003 extends Base{</text:p>
      <text:p text:style-name="P1"/>
      <text:p text:style-name="P1"><text:tab/> public WebDriver driver;</text:p>
      <text:p text:style-name="P1"><text:tab/> /*</text:p>
      <text:p text:style-name="P1"><text:tab/> <text:s text:c="3"/>@Test</text:p>
      <text:p text:style-name="P1"><text:tab/> <text:s text:c="3"/>public void demo() throws IOException, InterruptedException {</text:p>
      <text:p text:style-name="P1"><text:tab/> <text:s text:c="7"/>driver = initilizeDriver();</text:p>
      <text:p text:style-name="P1"><text:tab/> <text:s text:c="7"/>driver.get("http://www.linkedin.com/");</text:p>
      <text:p text:style-name="P1"><text:tab/> <text:s text:c="7"/>Thread.sleep(5000);</text:p>
      <text:p text:style-name="P1"><text:tab/> <text:s text:c="7"/>driver.findElement(By.xpath("//input[@id='user_input']")).sendKeys("Hi");</text:p>
      <text:p text:style-name="P1"><text:tab/> <text:s text:c="7"/>driver.findElement(By.xpath("//input[@id='user_input']")).sendKeys(Keys.ENTER);</text:p>
      <text:p text:style-name="P1"><text:tab/> <text:s text:c="7"/>Thread.sleep(5000);</text:p>
      <text:p text:style-name="P1"><text:tab/> <text:s text:c="7"/>String text = driver.findElement(By.xpath("//div[@id='easychat-bot-message-1']")).getText();</text:p>
      <text:p text:style-name="P1"><text:tab/> <text:s text:c="7"/>System.out.println(text);</text:p>
      <text:p text:style-name="P1"><text:tab/> <text:s text:c="3"/>}</text:p>
      <text:p text:style-name="P1"><text:tab/>}</text:p>
      <text:p text:style-name="P1"><text:tab/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9:12:27.502647065</meta:creation-date>
    <dc:date>2023-10-04T09:17:06.610018103</dc:date>
    <meta:editing-duration>PT4M39S</meta:editing-duration>
    <meta:editing-cycles>1</meta:editing-cycles>
    <meta:document-statistic meta:table-count="0" meta:image-count="0" meta:object-count="0" meta:page-count="4" meta:paragraph-count="152" meta:word-count="349" meta:character-count="5977" meta:non-whitespace-character-count="5059"/>
    <meta:generator>LibreOffice/7.3.7.2$Linux_X86_64 LibreOffice_project/30$Build-2</meta:generator>
  </office:meta>
</office:document-meta>
</file>